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 Text" svg:font-family="'Google Sans Text', arial, sans-serif"/>
    <style:font-face style:name="Roboto-Black" svg:font-family="Roboto-Black, Consolas, 'Courier New', monospace, Consolas, 'Courier New', monospace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굴림" svg:font-family="굴림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ffffff" style:font-name="SFMono-Regular" fo:font-size="7pt" fo:letter-spacing="normal" fo:font-style="normal" style:text-underline-style="none" fo:font-weight="normal" officeooo:rsid="0006afe7" officeooo:paragraph-rsid="0006afe7" style:font-weight-asian="normal" style:font-weight-complex="normal"/>
    </style:style>
    <style:style style:name="P2" style:family="paragraph" style:parent-style-name="Preformatted_20_Text">
      <loext:graphic-properties draw:fill="solid" draw:fill-color="#121212" draw:opacity="100%"/>
      <style:paragraph-properties fo:background-color="#121212"/>
    </style:style>
    <style:style style:name="P3" style:family="paragraph" style:parent-style-name="Preformatted_20_Text">
      <loext:graphic-properties draw:fill="solid" draw:fill-color="#121212" draw:opacity="100%"/>
      <style:paragraph-properties fo:margin-top="0in" fo:margin-bottom="0in" loext:contextual-spacing="false" style:line-height-at-least="0.1457in" fo:text-align="start" style:justify-single-word="false" fo:orphans="2" fo:widows="2" fo:background-color="#121212" fo:padding="0in" fo:border="none"/>
      <style:text-properties fo:font-variant="normal" fo:text-transform="none" fo:color="#ffffff" fo:letter-spacing="normal"/>
    </style:style>
    <style:style style:name="P4" style:family="paragraph" style:parent-style-name="Preformatted_20_Text">
      <loext:graphic-properties draw:fill="solid" draw:fill-color="#121212" draw:opacity="100%"/>
      <style:paragraph-properties fo:margin-top="0in" fo:margin-bottom="0in" loext:contextual-spacing="false" style:line-height-at-least="0.1457in" fo:text-align="start" style:justify-single-word="false" fo:orphans="2" fo:widows="2" fo:background-color="#121212" fo:padding="0in" fo:border="none"/>
      <style:text-properties fo:font-variant="normal" fo:text-transform="none" fo:color="#ffffff" style:font-name="SFMono-Regular" fo:font-size="7pt" fo:letter-spacing="normal" fo:font-style="normal" fo:font-weight="normal"/>
    </style:style>
    <style:style style:name="P5" style:family="paragraph" style:parent-style-name="Preformatted_20_Text">
      <loext:graphic-properties draw:fill="solid" draw:fill-color="#121212" draw:opacity="100%"/>
      <style:paragraph-properties fo:margin-top="0in" fo:margin-bottom="0in" loext:contextual-spacing="false" style:line-height-at-least="0.1457in" fo:text-align="start" style:justify-single-word="false" fo:orphans="2" fo:widows="2" fo:background-color="#121212" fo:padding="0in" fo:border="none"/>
      <style:text-properties fo:font-variant="normal" fo:text-transform="none" fo:color="#ce9178" style:font-name="Roboto-Black" fo:font-size="7pt" fo:letter-spacing="normal" fo:font-style="normal" style:text-underline-style="none" fo:font-weight="normal" officeooo:rsid="0006afe7" fo:background-color="#000000" style:font-weight-asian="normal" style:font-weight-complex="normal"/>
    </style:style>
    <style:style style:name="P6" style:family="paragraph" style:parent-style-name="Preformatted_20_Text">
      <loext:graphic-properties draw:fill="solid" draw:fill-color="#121212" draw:opacity="100%"/>
      <style:paragraph-properties fo:margin-top="0in" fo:margin-bottom="0in" loext:contextual-spacing="false" style:line-height-at-least="0.1457in" fo:text-align="start" style:justify-single-word="false" fo:orphans="2" fo:widows="2" fo:background-color="#121212" fo:padding="0in" fo:border="none"/>
    </style:style>
    <style:style style:name="P7" style:family="paragraph" style:parent-style-name="Preformatted_20_Text">
      <loext:graphic-properties draw:fill="solid" draw:fill-color="#121212" draw:opacity="100%"/>
      <style:paragraph-properties fo:margin-top="0in" fo:margin-bottom="0in" loext:contextual-spacing="false" style:line-height-at-least="0.1457in" fo:text-align="start" style:justify-single-word="false" fo:orphans="2" fo:widows="2" fo:background-color="#121212" fo:padding="0in" fo:border="none"/>
      <style:text-properties fo:color="#ce9178" style:font-name="Roboto-Black" fo:font-size="7pt" style:text-underline-style="none" fo:font-weight="normal" officeooo:rsid="0006afe7" fo:background-color="#000000" style:font-weight-asian="normal" style:font-weight-complex="normal"/>
    </style:style>
    <style:style style:name="P8" style:family="paragraph" style:parent-style-name="Preformatted_20_Text">
      <loext:graphic-properties draw:fill="solid" draw:fill-color="#121212" draw:opacity="100%"/>
      <style:paragraph-properties fo:margin-top="0in" fo:margin-bottom="0in" loext:contextual-spacing="false" style:line-height-at-least="0.1457in" fo:text-align="start" style:justify-single-word="false" fo:orphans="2" fo:widows="2" fo:background-color="#121212" fo:padding="0in" fo:border="none"/>
      <style:text-properties fo:color="#ce9178" style:font-name="Roboto-Black" fo:font-size="7pt" style:text-underline-style="none" fo:font-weight="normal" officeooo:rsid="0006afe7" fo:background-color="#000000" style:font-name-asian="굴림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890c" officeooo:paragraph-rsid="0004890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e760" officeooo:paragraph-rsid="0004e76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e760" officeooo:paragraph-rsid="0006afe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afe7" officeooo:paragraph-rsid="0006afe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4428" officeooo:paragraph-rsid="0007442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680f" officeooo:paragraph-rsid="0009680f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4890c" officeooo:paragraph-rsid="0004890c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4b80e" officeooo:paragraph-rsid="0004b80e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4e760" officeooo:paragraph-rsid="0004e76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4e760" officeooo:paragraph-rsid="0004e760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4e760" officeooo:paragraph-rsid="0004e76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4e760" officeooo:paragraph-rsid="0006afe7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6afe7" officeooo:paragraph-rsid="0006afe7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06afe7" officeooo:paragraph-rsid="0006afe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74428" officeooo:paragraph-rsid="0004e760" style:font-weight-asian="normal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074428" officeooo:paragraph-rsid="00074428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7adaa" officeooo:paragraph-rsid="0007adaa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83480" officeooo:paragraph-rsid="00083480" style:font-weight-asian="normal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09680f" officeooo:paragraph-rsid="0009680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a938a" officeooo:paragraph-rsid="000a938a" style:font-weight-asian="normal" style:font-weight-complex="normal"/>
    </style:style>
    <style:style style:name="P29" style:family="paragraph" style:parent-style-name="Standard">
      <loext:graphic-properties draw:fill="solid" draw:fill-color="#121212" draw:opacity="100%"/>
      <style:paragraph-properties fo:background-color="#121212"/>
      <style:text-properties officeooo:rsid="00074428" officeooo:paragraph-rsid="00074428" fo:background-color="transparent"/>
    </style:style>
    <style:style style:name="P30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4e760" officeooo:paragraph-rsid="0004e760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0528" officeooo:paragraph-rsid="000c0528" style:font-style-asian="normal" style:font-weight-asian="normal" style:font-style-complex="normal" style:font-weight-complex="normal"/>
    </style:style>
    <style:style style:name="T1" style:family="text">
      <style:text-properties officeooo:rsid="0004b80e"/>
    </style:style>
    <style:style style:name="T2" style:family="text">
      <style:text-properties fo:color="#ce9178" style:font-name="Roboto-Black" fo:font-size="7pt" fo:background-color="#000000" loext:char-shading-value="0"/>
    </style:style>
    <style:style style:name="T3" style:family="text">
      <style:text-properties fo:color="#ce9178" style:font-name="Roboto-Black" fo:background-color="#000000" loext:char-shading-value="0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a007d" style:font-style-asian="italic" style:font-style-complex="italic"/>
    </style:style>
    <style:style style:name="T7" style:family="text">
      <style:text-properties style:font-name="SFMono-Regular" fo:font-size="7pt" fo:font-style="normal" fo:font-weight="normal"/>
    </style:style>
    <style:style style:name="T8" style:family="text">
      <style:text-properties fo:color="#66d9ef"/>
    </style:style>
    <style:style style:name="T9" style:family="text">
      <style:text-properties fo:color="#66d9ef" fo:font-style="italic"/>
    </style:style>
    <style:style style:name="T10" style:family="text">
      <style:text-properties fo:color="#66d9ef" fo:font-style="italic" fo:background-color="#000000" loext:char-shading-value="0"/>
    </style:style>
    <style:style style:name="T11" style:family="text">
      <style:text-properties fo:color="#66d9ef" style:font-name="SFMono-Regular" fo:font-size="7pt" fo:font-style="italic" fo:font-weight="normal"/>
    </style:style>
    <style:style style:name="T12" style:family="text">
      <style:text-properties fo:color="#66d9ef" style:font-name="SFMono-Regular" fo:font-size="7pt" fo:font-style="normal" fo:font-weight="normal"/>
    </style:style>
    <style:style style:name="T13" style:family="text">
      <style:text-properties fo:color="#a6e22e"/>
    </style:style>
    <style:style style:name="T14" style:family="text">
      <style:text-properties fo:color="#a6e22e" fo:background-color="#000000" loext:char-shading-value="0"/>
    </style:style>
    <style:style style:name="T15" style:family="text">
      <style:text-properties fo:font-variant="normal" fo:text-transform="none" fo:color="#ffffff" style:font-name="SFMono-Regular" fo:font-size="7pt" fo:letter-spacing="normal" fo:font-style="normal" fo:font-weight="normal"/>
    </style:style>
    <style:style style:name="T16" style:family="text">
      <style:text-properties fo:font-variant="normal" fo:text-transform="none" fo:color="#66d9ef" style:font-name="SFMono-Regular" fo:font-size="7pt" fo:letter-spacing="normal" fo:font-style="normal" fo:font-weight="normal"/>
    </style:style>
    <style:style style:name="T17" style:family="text">
      <style:text-properties fo:font-variant="normal" fo:text-transform="none" fo:color="#202124" style:font-name="Google Sans Text" fo:font-size="7pt" fo:letter-spacing="normal" fo:font-style="normal"/>
    </style:style>
    <style:style style:name="T18" style:family="text">
      <style:text-properties fo:color="#f92672"/>
    </style:style>
    <style:style style:name="T19" style:family="text">
      <style:text-properties fo:color="#f92672" style:font-name="SFMono-Regular" fo:font-size="7pt" fo:font-style="normal" fo:font-weight="normal"/>
    </style:style>
    <style:style style:name="T20" style:family="text">
      <style:text-properties fo:color="#e6db74"/>
    </style:style>
    <style:style style:name="T21" style:family="text">
      <style:text-properties fo:color="#e6db74" style:font-name="SFMono-Regular" fo:font-size="7pt" fo:font-style="normal" fo:font-weight="normal"/>
    </style:style>
    <style:style style:name="T22" style:family="text">
      <style:text-properties fo:color="#ae81ff" style:font-name="SFMono-Regular" fo:font-size="7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vascript</text:p>
      <text:list xml:id="list3624094262" text:style-name="L1">
        <text:list-item>
          <text:p text:style-name="P15">variables:</text:p>
          <text:list>
            <text:list-item>
              <text:p text:style-name="P15">boolean = true or false;</text:p>
            </text:list-item>
            <text:list-item>
              <text:p text:style-name="P15">numbers = 0, 1, 2,….. even decimals</text:p>
            </text:list-item>
            <text:list-item>
              <text:p text:style-name="P15">strings = “words”;</text:p>
            </text:list-item>
          </text:list>
        </text:list-item>
        <text:list-item>
          <text:p text:style-name="P15">operators: </text:p>
          <text:list>
            <text:list-item>
              <text:p text:style-name="P15">+,-,/,*</text:p>
            </text:list-item>
            <text:list-item>
              <text:p text:style-name="P15">% = divis<text:span text:style-name="T1">i</text:span>ble by </text:p>
            </text:list-item>
            <text:list-item>
              <text:p text:style-name="P16">+=; -=; ++; –; *=; /=; </text:p>
            </text:list-item>
          </text:list>
        </text:list-item>
        <text:list-item>
          <text:p text:style-name="P16">conditionals: </text:p>
          <text:list>
            <text:list-item>
              <text:p text:style-name="P16">if</text:p>
            </text:list-item>
            <text:list-item>
              <text:p text:style-name="P16">else if</text:p>
            </text:list-item>
            <text:list-item>
              <text:p text:style-name="P16">else {}</text:p>
            </text:list-item>
            <text:list-item>
              <text:p text:style-name="P16">a ==b; a!=b; a&lt;b; a&lt;=b; a&gt;b…</text:p>
            </text:list-item>
            <text:list-item>
              <text:p text:style-name="P16">a===b → stricter! Can’t do with num === strings</text:p>
            </text:list-item>
            <text:list-item>
              <text:p text:style-name="P16">&amp;&amp; and ; || or</text:p>
            </text:list-item>
          </text:list>
        </text:list-item>
        <text:list-item>
          <text:p text:style-name="P17">loops</text:p>
          <text:list>
            <text:list-item>
              <text:p text:style-name="P17">for</text:p>
            </text:list-item>
            <text:list-item>
              <text:p text:style-name="P17">while → can continue endlessly</text:p>
            </text:list-item>
          </text:list>
        </text:list-item>
        <text:list-item>
          <text:p text:style-name="P17">Arrays</text:p>
          <text:list>
            <text:list-item>
              <text:p text:style-name="P17">to declare an array</text:p>
              <text:list>
                <text:list-item>
                  <text:p text:style-name="P17">var ____ = _+_+_….</text:p>
                </text:list-item>
                <text:list-item>
                  <text:p text:style-name="P17">distinguishable by []</text:p>
                </text:list-item>
                <text:list-item>
                  <text:p text:style-name="P17">index (entry) starts from 0, not one</text:p>
                </text:list-item>
                <text:list-item>
                  <text:p text:style-name="P17">length is from 1 though</text:p>
                </text:list-item>
              </text:list>
            </text:list-item>
          </text:list>
        </text:list-item>
        <text:list-item>
          <text:p text:style-name="P17">functions</text:p>
          <text:list>
            <text:list-item>
              <text:p text:style-name="P17">needs to be declared</text:p>
            </text:list-item>
            <text:list-item>
              <text:p text:style-name="P17">always myFunction() { …</text:p>
            </text:list-item>
          </text:list>
        </text:list-item>
      </text:list>
      <text:p text:style-name="P14">DOM(Document Object Model)</text:p>
      <text:list xml:id="list2503693998" text:style-name="L7">
        <text:list-item>
          <text:p text:style-name="P27">browser thinks your code is blobs of variables</text:p>
        </text:list-item>
        <text:list-item>
          <text:p text:style-name="P27"/>
        </text:list-item>
      </text:list>
      <text:p text:style-name="P18"/>
      <text:p text:style-name="P10">Events</text:p>
      <text:list xml:id="list3390640219" text:style-name="L2">
        <text:list-item>
          <text:p text:style-name="P19">onclick</text:p>
          <text:list>
            <text:list-item>
              <text:p text:style-name="P19">“alert(‘hell0’)”</text:p>
            </text:list-item>
          </text:list>
        </text:list-item>
        <text:list-item>
          <text:p text:style-name="P19">this</text:p>
          <text:list>
            <text:list-item>
              <text:p text:style-name="P19">only for selecting that particular html element</text:p>
            </text:list-item>
          </text:list>
        </text:list-item>
        <text:list-item>
          <text:p text:style-name="P19">onmouseover(); onmouseout();</text:p>
        </text:list-item>
        <text:list-item>
          <text:p text:style-name="P25">this = attached to the variable of it is including, thus this is saying THIS ELEMENET</text:p>
        </text:list-item>
        <text:list-item>
          <text:p text:style-name="P25">parameters in the function doesnt matter;needs to be related so it makes sense;</text:p>
          <text:list>
            <text:list-item>
              <text:p text:style-name="P26">this = element (i.e. h1 tag )</text:p>
            </text:list-item>
          </text:list>
        </text:list-item>
        <text:list-item>
          <text:p text:style-name="P26">you can read/change elements/styles/</text:p>
        </text:list-item>
        <text:list-item>
          <text:p text:style-name="P26">make sure you define variable in the script;</text:p>
        </text:list-item>
        <text:list-item>
          <text:p text:style-name="P26">element.style._____= +”px”; can change everythings.</text:p>
        </text:list-item>
        <text:list-item>
          <text:p text:style-name="P26"/>
        </text:list-item>
      </text:list>
      <text:p text:style-name="P18">**<text:span text:style-name="T6">what triggers the event? →important question to ask</text:span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28"><text:soft-page-break/><text:span text:style-name="T6">f</text:span><text:span text:style-name="T5">lipping = have the flipped image ready and change the src of img on the function </text:span></text:p>
      <text:p text:style-name="P30"/>
      <text:p text:style-name="P30"/>
      <text:p text:style-name="P31">*if false and conditionals with functions</text:p>
      <text:p text:style-name="P31">define the variable with boolean; </text:p>
      <text:p text:style-name="P31">then derive a function to make the conditionl;</text:p>
      <text:p text:style-name="P30"/>
      <text:p text:style-name="P13">querySelector</text:p>
      <text:list xml:id="list1483792566" text:style-name="L6">
        <text:list-item>
          <text:p text:style-name="P24">querySelector only picks the first child element</text:p>
        </text:list-item>
        <text:list-item>
          <text:p text:style-name="P24">also needs to do the class or tag or id accordingly;</text:p>
        </text:list-item>
        <text:list-item>
          <text:p text:style-name="P24">__.innerText = ____; changes innerText;</text:p>
        </text:list-item>
        <text:list-item>
          <text:p text:style-name="P24">element.style.backgroundColor or style.color = to a function can also work to chagne onclick</text:p>
        </text:list-item>
        <text:list-item>
          <text:p text:style-name="P24"><text:span text:style-name="T17">t classList is a read-only property that returns the names of the CSS classes.</text:span> </text:p>
        </text:list-item>
        <text:list-item>
          <text:p text:style-name="P24"/>
        </text:list-item>
      </text:list>
      <text:p text:style-name="P23"/>
      <text:p text:style-name="P12">objects</text:p>
      <text:list xml:id="list3862864734" text:style-name="L3">
        <text:list-item>
          <text:p text:style-name="P21">repeated values → saves from retyping like tortilla 1, tortilla 2, re defining similar variables over and over again;</text:p>
        </text:list-item>
      </text:list>
      <text:p text:style-name="P20"/>
      <text:p text:style-name="P11"/>
      <text:p text:style-name="P12">Math.random</text:p>
      <text:list xml:id="list2632704137" text:style-name="L5">
        <text:list-item>
          <text:p text:style-name="P22">assigning similar objects to same var as an array and then creating a function that will randomly <text:s/>go through thus array to get the random variable </text:p>
        </text:list-item>
      </text:list>
      <text:list xml:id="list3149955721" text:style-name="L4">
        <text:list-header>
          <text:p text:style-name="P1"><text:span text:style-name="T10">function</text:span><text:span text:style-name="T3"> </text:span><text:span text:style-name="T14">pizzaOven</text:span><text:span text:style-name="T3">(crustType, sauceType, cheeses, toppings) {</text:span></text:p>
        </text:list-header>
      </text:list>
      <text:p text:style-name="P3"><text:s text:c="4"/><text:span text:style-name="T11">var</text:span><text:span text:style-name="T7"> pizza </text:span><text:span text:style-name="T19">=</text:span><text:span text:style-name="T7"> {};</text:span></text:p>
      <text:p text:style-name="P3"><text:s text:c="4"/><text:span text:style-name="T7">pizza.crustType </text:span><text:span text:style-name="T19">=</text:span><text:span text:style-name="T7"> crustType;</text:span></text:p>
      <text:p text:style-name="P3"><text:s text:c="4"/><text:span text:style-name="T7">pizza.sauceType </text:span><text:span text:style-name="T19">=</text:span><text:span text:style-name="T7"> sauceType;</text:span></text:p>
      <text:p text:style-name="P3"><text:s text:c="4"/><text:span text:style-name="T7">pizza.cheeses </text:span><text:span text:style-name="T19">=</text:span><text:span text:style-name="T7"> cheeses;</text:span></text:p>
      <text:p text:style-name="P3"><text:s text:c="4"/><text:span text:style-name="T7">pizza.toppings </text:span><text:span text:style-name="T19">=</text:span><text:span text:style-name="T7"> toppings;</text:span></text:p>
      <text:p text:style-name="P3"><text:s text:c="4"/><text:span text:style-name="T19">return</text:span><text:span text:style-name="T7"> pizza;</text:span></text:p>
      <text:p text:style-name="P4">}</text:p>
      <text:p text:style-name="P6"/>
      <text:p text:style-name="P4"><text:span text:style-name="T9">var</text:span> pizza1 <text:span text:style-name="T18">=</text:span> pizzaOven(<text:span text:style-name="T20">"deep dish"</text:span>, <text:span text:style-name="T20">"traditional"</text:span>, [<text:span text:style-name="T20">"mozzarella"</text:span>], [<text:span text:style-name="T20">"pepperoni"</text:span>, <text:span text:style-name="T20">"sausage"</text:span>]);</text:p>
      <text:p text:style-name="P4">console.<text:span text:style-name="T8">log</text:span>(pizza1);</text:p>
      <text:p text:style-name="P6"/>
      <text:p text:style-name="P4"><text:span text:style-name="T9">var</text:span> pizza2 <text:span text:style-name="T18">=</text:span> pizzaOven(<text:span text:style-name="T20">"hand tossed"</text:span>, <text:span text:style-name="T20">"marinara"</text:span>, [<text:span text:style-name="T20">"mozzarella"</text:span>, <text:span text:style-name="T20">"feta"</text:span>], [<text:span text:style-name="T20">"mushrooms"</text:span>, <text:span text:style-name="T20">"olives"</text:span>, <text:span text:style-name="T20">"onions"</text:span>]);</text:p>
      <text:p text:style-name="P4">console.<text:span text:style-name="T8">log</text:span>(pizza2);</text:p>
      <text:p text:style-name="P6"/>
      <text:p text:style-name="P4"><text:span text:style-name="T9">var</text:span> crustTypes <text:span text:style-name="T18">=</text:span> [</text:p>
      <text:p text:style-name="P3"><text:s text:c="4"/><text:span text:style-name="T21">"deep dish"</text:span><text:span text:style-name="T7">,</text:span></text:p>
      <text:p text:style-name="P3"><text:s text:c="4"/><text:span text:style-name="T21">"hand tossed"</text:span><text:span text:style-name="T7">,</text:span></text:p>
      <text:p text:style-name="P3"><text:s text:c="4"/><text:span text:style-name="T21">"thin and crispy"</text:span><text:span text:style-name="T7">,</text:span></text:p>
      <text:p text:style-name="P3"><text:s text:c="4"/><text:span text:style-name="T21">"cauliflower"</text:span><text:span text:style-name="T7">,</text:span></text:p>
      <text:p text:style-name="P3"><text:s text:c="4"/><text:span text:style-name="T21">"gluten free"</text:span><text:span text:style-name="T7">,</text:span></text:p>
      <text:p text:style-name="P3"><text:s text:c="4"/><text:span text:style-name="T21">"hawaiian bread"</text:span></text:p>
      <text:p text:style-name="P4">];</text:p>
      <text:p text:style-name="P6"/>
      <text:p text:style-name="P4"><text:span text:style-name="T9">var</text:span> sauceTypes <text:span text:style-name="T18">=</text:span> [</text:p>
      <text:p text:style-name="P3"><text:s text:c="4"/><text:span text:style-name="T21">"traditional"</text:span><text:span text:style-name="T7">,</text:span></text:p>
      <text:p text:style-name="P3"><text:s text:c="4"/><text:span text:style-name="T21">"marinara"</text:span><text:span text:style-name="T7">,</text:span></text:p>
      <text:p text:style-name="P3"><text:s text:c="4"/><text:span text:style-name="T21">"bbq"</text:span><text:span text:style-name="T7">,</text:span></text:p>
      <text:p text:style-name="P3"><text:s text:c="4"/><text:span text:style-name="T21">"white sauce"</text:span><text:span text:style-name="T7">,</text:span></text:p>
      <text:p text:style-name="P3"><text:s text:c="4"/><text:span text:style-name="T21">"nacho cheese"</text:span><text:span text:style-name="T7">,</text:span></text:p>
      <text:p text:style-name="P3"><text:s text:c="4"/><text:span text:style-name="T21">"tikka masala"</text:span></text:p>
      <text:p text:style-name="P4">];</text:p>
      <text:p text:style-name="P8"><text:soft-page-break/></text:p>
      <text:p text:style-name="P4"><text:span text:style-name="T9">var</text:span> cheeses <text:span text:style-name="T18">=</text:span> [</text:p>
      <text:p text:style-name="P3"><text:s text:c="4"/><text:span text:style-name="T21">"mozzarella"</text:span><text:span text:style-name="T7">,</text:span></text:p>
      <text:p text:style-name="P3"><text:s text:c="4"/><text:span text:style-name="T21">"cheddar"</text:span><text:span text:style-name="T7">,</text:span></text:p>
      <text:p text:style-name="P3"><text:s text:c="4"/><text:span text:style-name="T21">"feta"</text:span><text:span text:style-name="T7">,</text:span></text:p>
      <text:p text:style-name="P3"><text:s text:c="4"/><text:span text:style-name="T21">"swiss cheese"</text:span><text:span text:style-name="T7">,</text:span></text:p>
      <text:p text:style-name="P3"><text:s text:c="4"/><text:span text:style-name="T21">"blue cheese"</text:span><text:span text:style-name="T7">,</text:span></text:p>
      <text:p text:style-name="P3"><text:s text:c="4"/><text:span text:style-name="T21">"goat cheese"</text:span><text:span text:style-name="T7">,</text:span></text:p>
      <text:p text:style-name="P3"><text:s text:c="4"/><text:span text:style-name="T21">"provolone"</text:span><text:span text:style-name="T7">,</text:span></text:p>
      <text:p text:style-name="P3"><text:s text:c="4"/><text:span text:style-name="T21">"parmesan"</text:span><text:span text:style-name="T7">,</text:span></text:p>
      <text:p text:style-name="P3"><text:s text:c="4"/><text:span text:style-name="T21">"vegan cheese"</text:span></text:p>
      <text:p text:style-name="P4">];</text:p>
      <text:p text:style-name="P6"/>
      <text:p text:style-name="P4"><text:span text:style-name="T9">var</text:span> toppings <text:span text:style-name="T18">=</text:span> [</text:p>
      <text:p text:style-name="P3"><text:s text:c="4"/><text:span text:style-name="T21">"pepperoni"</text:span><text:span text:style-name="T7">,</text:span></text:p>
      <text:p text:style-name="P3"><text:s text:c="4"/><text:span text:style-name="T21">"sausage"</text:span><text:span text:style-name="T7">,</text:span></text:p>
      <text:p text:style-name="P3"><text:s text:c="4"/><text:span text:style-name="T21">"chicken"</text:span><text:span text:style-name="T7">,</text:span></text:p>
      <text:p text:style-name="P3"><text:s text:c="4"/><text:span text:style-name="T21">"corn"</text:span><text:span text:style-name="T7">,</text:span></text:p>
      <text:p text:style-name="P3"><text:s text:c="4"/><text:span text:style-name="T21">"olives"</text:span><text:span text:style-name="T7">,</text:span></text:p>
      <text:p text:style-name="P3"><text:s text:c="4"/><text:span text:style-name="T21">"bell peppers"</text:span><text:span text:style-name="T7">,</text:span></text:p>
      <text:p text:style-name="P3"><text:s text:c="4"/><text:span text:style-name="T21">"onions"</text:span><text:span text:style-name="T7">,</text:span></text:p>
      <text:p text:style-name="P3"><text:s text:c="4"/><text:span text:style-name="T21">"mushrooms"</text:span><text:span text:style-name="T7">,</text:span></text:p>
      <text:p text:style-name="P3"><text:s text:c="4"/><text:span text:style-name="T21">"anchovies"</text:span></text:p>
      <text:p text:style-name="P4">];</text:p>
      <text:p text:style-name="P6"/>
      <text:p text:style-name="P4"><text:span text:style-name="T9">function</text:span> <text:span text:style-name="T13">randomRange</text:span>(max, min) {</text:p>
      <text:p text:style-name="P3"><text:s text:c="4"/><text:span text:style-name="T19">return</text:span><text:span text:style-name="T7"> Math.</text:span><text:span text:style-name="T12">floor</text:span><text:span text:style-name="T7">(Math.</text:span><text:span text:style-name="T12">random</text:span><text:span text:style-name="T7">() </text:span><text:span text:style-name="T19">*</text:span><text:span text:style-name="T7"> max </text:span><text:span text:style-name="T19">-</text:span><text:span text:style-name="T7"> min) </text:span><text:span text:style-name="T19">+</text:span><text:span text:style-name="T7"> min;</text:span></text:p>
      <text:p text:style-name="P4">}</text:p>
      <text:p text:style-name="P6"/>
      <text:p text:style-name="P4"><text:span text:style-name="T9">function</text:span> <text:span text:style-name="T13">randomPick</text:span>(arr) {</text:p>
      <text:p text:style-name="P3"><text:s text:c="4"/><text:span text:style-name="T11">var</text:span><text:span text:style-name="T7"> i </text:span><text:span text:style-name="T19">=</text:span><text:span text:style-name="T7"> Math.floor(arr.</text:span><text:span text:style-name="T12">length</text:span><text:span text:style-name="T7"> </text:span><text:span text:style-name="T19">*</text:span><text:span text:style-name="T7"> Math.random());</text:span></text:p>
      <text:p text:style-name="P3"><text:s text:c="4"/><text:span text:style-name="T19">return</text:span><text:span text:style-name="T7"> arr[i];</text:span></text:p>
      <text:p text:style-name="P4">}</text:p>
      <text:p text:style-name="P7"/>
      <text:p text:style-name="P5"><text:span text:style-name="T4">function</text:span> randomPizza() {</text:p>
      <text:p text:style-name="P3"><text:s text:c="4"/><text:span text:style-name="T11">var</text:span><text:span text:style-name="T7"> pizza </text:span><text:span text:style-name="T19">=</text:span><text:span text:style-name="T7"> {};</text:span></text:p>
      <text:p text:style-name="P3"><text:s text:c="4"/><text:span text:style-name="T7">pizza.crustType </text:span><text:span text:style-name="T19">=</text:span><text:span text:style-name="T7"> randomPick(crustTypes);</text:span></text:p>
      <text:p text:style-name="P3"><text:s text:c="4"/><text:span text:style-name="T7">pizza.sauceType </text:span><text:span text:style-name="T19">=</text:span><text:span text:style-name="T7"> randomPick(sauceTypes);</text:span></text:p>
      <text:p text:style-name="P3"><text:s text:c="4"/><text:span text:style-name="T7">pizza.cheeses </text:span><text:span text:style-name="T19">=</text:span><text:span text:style-name="T7"> [];</text:span></text:p>
      <text:p text:style-name="P3"><text:s text:c="4"/><text:span text:style-name="T7">pizza.toppings </text:span><text:span text:style-name="T19">=</text:span><text:span text:style-name="T7"> [];</text:span></text:p>
      <text:p text:style-name="P3"><text:s text:c="4"/><text:span text:style-name="T19">for</text:span><text:span text:style-name="T7">(</text:span><text:span text:style-name="T11">var</text:span><text:span text:style-name="T7"> i</text:span><text:span text:style-name="T19">=</text:span><text:span text:style-name="T22">0</text:span><text:span text:style-name="T7">; i</text:span><text:span text:style-name="T19">&lt;</text:span><text:span text:style-name="T7">randomRange(</text:span><text:span text:style-name="T22">5</text:span><text:span text:style-name="T7">, </text:span><text:span text:style-name="T22">1</text:span><text:span text:style-name="T7">); i</text:span><text:span text:style-name="T19">++</text:span><text:span text:style-name="T7">) {</text:span></text:p>
      <text:p text:style-name="P3"><text:s text:c="8"/><text:span text:style-name="T7">pizza.cheeses.</text:span><text:span text:style-name="T12">push</text:span><text:span text:style-name="T7">(</text:span><text:span text:style-name="T12">randomPick</text:span><text:span text:style-name="T7">(cheeses));</text:span></text:p>
      <text:p text:style-name="P3"><text:s text:c="4"/><text:span text:style-name="T7">}</text:span></text:p>
      <text:p text:style-name="P3"><text:s text:c="4"/><text:span text:style-name="T19">for</text:span><text:span text:style-name="T7">(</text:span><text:span text:style-name="T11">var</text:span><text:span text:style-name="T7"> i</text:span><text:span text:style-name="T19">=</text:span><text:span text:style-name="T22">0</text:span><text:span text:style-name="T7">; i</text:span><text:span text:style-name="T19">&lt;</text:span><text:span text:style-name="T7">randomRange(</text:span><text:span text:style-name="T22">4</text:span><text:span text:style-name="T7">, </text:span><text:span text:style-name="T22">0</text:span><text:span text:style-name="T7">); i</text:span><text:span text:style-name="T19">++</text:span><text:span text:style-name="T7">) {</text:span></text:p>
      <text:p text:style-name="P3"><text:s text:c="8"/><text:span text:style-name="T7">pizza.toppings.</text:span><text:span text:style-name="T12">push</text:span><text:span text:style-name="T7">(</text:span><text:span text:style-name="T12">randomPick</text:span><text:span text:style-name="T7">(toppings));</text:span></text:p>
      <text:p text:style-name="P3"><text:s text:c="4"/><text:span text:style-name="T7">}</text:span></text:p>
      <text:p text:style-name="P3"><text:s text:c="4"/><text:span text:style-name="T19">return</text:span><text:span text:style-name="T7"> pizza;</text:span></text:p>
      <text:p text:style-name="P4">}</text:p>
      <text:p text:style-name="P6"/>
      <text:p text:style-name="P2"><text:span text:style-name="T15">console.</text:span><text:span text:style-name="T16">log</text:span><text:span text:style-name="T15">(</text:span><text:span text:style-name="T16">randomPizza</text:span><text:span text:style-name="T15">());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 Text" svg:font-family="'Google Sans Text', arial, sans-serif"/>
    <style:font-face style:name="Roboto-Black" svg:font-family="Roboto-Black, Consolas, 'Courier New', monospace, Consolas, 'Courier New', monospace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굴림" svg:font-family="굴림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바탕" style:font-size-asian="10.5pt" style:language-asian="ko" style:country-asian="KR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바탕" style:font-size-asian="10.5pt" style:language-asian="ko" style:country-asian="KR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바탕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굴림" style:font-family-asian="굴림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23:20:16.453000000</meta:creation-date>
    <dc:date>2021-12-22T00:03:05.983000000</dc:date>
    <meta:editing-duration>PT42M46S</meta:editing-duration>
    <meta:editing-cycles>12</meta:editing-cycles>
    <meta:generator>LibreOffice/6.1.0.3$Windows_X86_64 LibreOffice_project/efb621ed25068d70781dc026f7e9c5187a4decd1</meta:generator>
    <meta:document-statistic meta:table-count="0" meta:image-count="0" meta:object-count="0" meta:page-count="3" meta:paragraph-count="132" meta:word-count="538" meta:character-count="3532" meta:non-whitespace-character-count="2952"/>
  </office:meta>
</office:document-meta>
</file>